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versingQueryNodeVisitor.visit( Deref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QueryNodeVisitor.visit( Or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QueryNodeVisitor.visit( And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QueryNodeVisitor.visit( QueryRoot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versingQueryNodeVisitor.visit( Not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QueryNodeVisitor.visit( LocationStep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versingQueryNodeVisitor.visit( Path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